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06d" officeooo:paragraph-rsid="000e50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azote est indispensable pour la vie sur Terre. L'azote sert lors de la fabrication d'enzymes complexes pour la chrlorophylle, les protéines et l'ADN . En effet, l'azote est le principal composant des acides aminés. Or seul le monde végétal ne peut produire directement des protéines à partir d'azote ammoniacal ou nitrique (NH4+ ou NO3-). (Frédéric).</text:p>
      <text:p text:style-name="P1">Le règne animal est donc très dépendant du règne végétal et surtout des plantes fixatrice d'azote atmosphérique.</text:p>
      <text:p text:style-name="P1">L'azote, sous forme nitrite/nitrate/ammonium, est toxique pour le corps humain et néfaste pour l'environnement. Ainsi, on ne peut pas assimiler l'azote, il faut passer par les protéines produites par les plantes.</text:p>
      <text:p text:style-name="P1"/>
      <text:p text:style-name="P1">Une carence en azote entraine des problèmes au niveau de la synthèse des protéines et donc un problèmle général sur l'individu. (Azote) </text:p>
      <text:p text:style-name="P1">L'excès d'azote soluble dans le sol n'est pas non plus un bonne chose car, avec l'eau et la chaleur, la matière organique est minéralisée très vite.</text:p>
      <text:p text:style-name="P1"/>
      <text:p text:style-name="P1">FRÉDÉRIC. Azote. [en ligne]. Disponible sur : http://fertilisation-edu.fr/nutrition-des-plantes/le-role-des-elements-nutritifs/azote.html [Consulté le 3 décembre 2017].</text:p>
      <text:p text:style-name="P1">Azote. Azote dans le vivant. Disponible sur : http://docs.eclm.fr/pdf_annexe/4AzoteDansLeVivant.pdf [Consulté le 3 décembre 2017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33:47.518528016</meta:creation-date>
    <dc:date>2017-12-11T09:35:01.685103626</dc:date>
    <meta:editing-duration>PT1M14S</meta:editing-duration>
    <meta:editing-cycles>1</meta:editing-cycles>
    <meta:document-statistic meta:table-count="0" meta:image-count="0" meta:object-count="0" meta:page-count="1" meta:paragraph-count="7" meta:word-count="178" meta:character-count="1257" meta:non-whitespace-character-count="1085"/>
    <meta:generator>LibreOffice/5.3.7.2.0$Linux_X86_64 LibreOffice_project/30m0$Build-2</meta:generator>
  </office:meta>
</office:document-meta>
</file>